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44d" officeooo:paragraph-rsid="0009044d"/>
    </style:style>
    <style:style style:name="P2" style:family="paragraph" style:parent-style-name="Standard">
      <style:paragraph-properties fo:text-align="center" style:justify-single-word="false"/>
      <style:text-properties officeooo:rsid="0009044d" officeooo:paragraph-rsid="0009044d"/>
    </style:style>
    <style:style style:name="P3" style:family="paragraph" style:parent-style-name="Standard">
      <style:paragraph-properties fo:text-align="start" style:justify-single-word="false"/>
      <style:text-properties officeooo:rsid="0009044d" officeooo:paragraph-rsid="0009044d"/>
    </style:style>
    <style:style style:name="P4" style:family="paragraph" style:parent-style-name="Standard">
      <style:text-properties officeooo:rsid="000a95e4" officeooo:paragraph-rsid="000a95e4"/>
    </style:style>
    <style:style style:name="P5" style:family="paragraph" style:parent-style-name="Standard">
      <style:text-properties officeooo:rsid="000fcb00" officeooo:paragraph-rsid="000fcb00"/>
    </style:style>
    <style:style style:name="P6" style:family="paragraph" style:parent-style-name="Standard">
      <style:text-properties officeooo:rsid="0011a91c" officeooo:paragraph-rsid="0011a91c"/>
    </style:style>
    <style:style style:name="P7" style:family="paragraph" style:parent-style-name="Standard">
      <style:text-properties officeooo:rsid="0011a91c" officeooo:paragraph-rsid="00131f54"/>
    </style:style>
    <style:style style:name="P8" style:family="paragraph" style:parent-style-name="Standard">
      <style:text-properties officeooo:rsid="00131f54" officeooo:paragraph-rsid="00131f54"/>
    </style:style>
    <style:style style:name="P9" style:family="paragraph" style:parent-style-name="Standard">
      <style:text-properties officeooo:rsid="000fcb00" officeooo:paragraph-rsid="00131f54"/>
    </style:style>
    <style:style style:name="P10" style:family="paragraph" style:parent-style-name="Standard">
      <style:text-properties officeooo:rsid="000a95e4" officeooo:paragraph-rsid="000f91f4"/>
    </style:style>
    <style:style style:name="T1" style:family="text">
      <style:text-properties officeooo:rsid="000a985e"/>
    </style:style>
    <style:style style:name="T2" style:family="text">
      <style:text-properties officeooo:rsid="000c782d"/>
    </style:style>
    <style:style style:name="T3" style:family="text">
      <style:text-properties officeooo:rsid="00101f2d"/>
    </style:style>
    <style:style style:name="T4" style:family="text">
      <style:text-properties officeooo:rsid="0011649a"/>
    </style:style>
    <style:style style:name="T5" style:family="text">
      <style:text-properties officeooo:rsid="00131f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 text:c="2"/>Nxtra Data Limited (IBM + Airtel)</text:p>
      <text:p text:style-name="P2"/>
      <text:p text:style-name="P1"><text:tab/><text:tab/><text:tab/><text:tab/> <text:s text:c="3"/><text:span text:style-name="T2">WAS Team - </text:span>Middleware Data</text:p>
      <text:p text:style-name="P1"/>
      <text:p text:style-name="P4"><text:span text:style-name="T4">Day 1 : </text:span>Softwares being used <text:span text:style-name="T1">in the Data Center </text:span>:</text:p>
      <text:p text:style-name="P4"/>
      <text:p text:style-name="P10">1) IBM Websphere – <text:span text:style-name="T1">Installation Problems. Solved it. Install using the Installation Manager agent.installer.linux.gtk.x86_1.6.2000.20130301_2248 file given in the repository.</text:span></text:p>
      <text:p text:style-name="P4">2) Oracle Weblogic – <text:span text:style-name="T1">Installed using the wls1036_generic.jar software which is availabe in the repository. After the free download, just install it using the ./install command on the command terminal.</text:span></text:p>
      <text:p text:style-name="P4"/>
      <text:p text:style-name="P9"><text:span text:style-name="T4">Day 2 : </text:span></text:p>
      <text:p text:style-name="P9"/>
      <text:p text:style-name="P9"><text:span text:style-name="T5">1) </text:span>All application servers maintains the data in a generalised form, so that anybody can use your code anywhere. <text:span text:style-name="T3">For example, if you code in Java programming language, the deployment of the code will take place in the application server.</text:span></text:p>
      <text:p text:style-name="P5"/>
      <text:p text:style-name="P7">Day 3 : </text:p>
      <text:p text:style-name="P7"/>
      <text:p text:style-name="P7"><text:span text:style-name="T5">1) </text:span>Installed the Weblogic Software and Created the domain and given the tutorial links to create servers and stuff. The basic stuff but a major step in my intern.</text:p>
      <text:p text:style-name="P6"/>
      <text:p text:style-name="P8">Day 4 : </text:p>
      <text:p text:style-name="P8"/>
      <text:p text:style-name="P8">1) Installed the Oracle Database 11g and SQLDeveloper and Eclipse for deployment of the softwares using WebLogic.</text:p>
      <text:p text:style-name="P8">2) Depoloyed the Shopping Cart application.</text:p>
      <text:p text:style-name="P8"/>
      <text:p text:style-name="P8">Day 5 :</text:p>
      <text:p text:style-name="P8"/>
      <text:p text:style-name="P8">1) Managing the session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gya </meta:initial-creator>
    <meta:creation-date>2016-05-24T12:49:03.329631739</meta:creation-date>
    <dc:date>2016-05-30T12:27:21.291041411</dc:date>
    <dc:creator>Suprgya </dc:creator>
    <meta:editing-duration>PT14H11M20S</meta:editing-duration>
    <meta:editing-cycles>10</meta:editing-cycles>
    <meta:generator>LibreOffice/4.4.3.2$Linux_X86_64 LibreOffice_project/40m0$Build-2</meta:generator>
    <meta:document-statistic meta:table-count="0" meta:image-count="0" meta:object-count="0" meta:page-count="1" meta:paragraph-count="14" meta:word-count="177" meta:character-count="1108" meta:non-whitespace-character-count="925"/>
  </office:meta>
</office:document-meta>
</file>